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tilisation du blog</text:p>
      <text:p text:style-name="Standard"/>
      <text:p text:style-name="Standard"/>
      <text:p text:style-name="Standard">Il y a 2 page ou l'on peu mettre 3 extrait d'articles de 3 articles avec un lien pour avoir accès au articles complets</text:p>
      <text:p text:style-name="Standard"/>
      <text:p text:style-name="Standard">a partir de la <text:s/>page de connexion l administrateur une fois connecter aura accès et à la page d'écriture d articles et aura la capacité de supprimer et modifier les articles ainsi que les commentaires</text:p>
      <text:p text:style-name="Standard"/>
      <text:p text:style-name="P1">je n'ai pas eu le temp de finir tout le projet de de mettre se que je voul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4T16:20:02.41</meta:creation-date>
    <dc:date>2023-10-04T16:26:20.93</dc:date>
    <meta:editing-duration>PT5M11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4" meta:word-count="80" meta:character-count="414"/>
  </office:meta>
</office:document-meta>
</file>